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densed" svg:font-family="Condensed"/>
    <style:font-face style:name="Lohit Devanagari1" svg:font-family="'Lohit Devanagari'"/>
    <style:font-face style:name="Liberation Mono" svg:font-family="'Liberation Mono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491" officeooo:paragraph-rsid="0010a491"/>
    </style:style>
    <style:style style:name="P2" style:family="paragraph" style:parent-style-name="Standard">
      <style:text-properties fo:font-weight="bold" officeooo:rsid="0010a491" officeooo:paragraph-rsid="0010a491" style:font-weight-asian="bold" style:font-weight-complex="bold"/>
    </style:style>
    <style:style style:name="P3" style:family="paragraph" style:parent-style-name="Standard">
      <style:text-properties style:font-name="Latin Modern Math" fo:font-size="44pt" fo:font-weight="bold" officeooo:rsid="0010a491" officeooo:paragraph-rsid="0010a491" style:font-size-asian="44pt" style:font-weight-asian="bold" style:font-size-complex="44pt" style:font-weight-complex="bold"/>
    </style:style>
    <style:style style:name="P4" style:family="paragraph" style:parent-style-name="Standard">
      <style:text-properties fo:font-size="28pt" officeooo:rsid="0010a491" officeooo:paragraph-rsid="0010a491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officeooo:rsid="00121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sual Storytelling and Machine Learning Challenge</text:p>
      <text:p text:style-name="P3"/>
      <text:p text:style-name="P1"/>
      <text:p text:style-name="P4">Dataset link (Adult dataset):</text:p>
      <text:p text:style-name="P1"><text:a xlink:type="simple" xlink:href="https://archive.ics.uci.edu/ml/datasets/Adult" text:style-name="Internet_20_link" text:visited-style-name="Visited_20_Internet_20_Link"><text:span text:style-name="T1">https://archive.ics.uci.edu/ml/datasets/Adult</text:span></text:a></text:p>
      <text:p text:style-name="P1"><text:span text:style-name="T1"/></text:p>
      <text:p text:style-name="P1"/>
      <text:p text:style-name="P2">Task 1: </text:p>
      <text:p text:style-name="P1"/>
      <text:p text:style-name="P1">1. Explore the data set.</text:p>
      <text:p text:style-name="P1">2. Find important findings and insights</text:p>
      <text:p text:style-name="P1">3. Build up a storytelling</text:p>
      <text:p text:style-name="P1">4. Use a data visualization and visual storytelling skills to present your story.</text:p>
      <text:p text:style-name="P1"/>
      <text:p text:style-name="P1"/>
      <text:p text:style-name="P2">Task 2:</text:p>
      <text:p text:style-name="P1">Predict whether income exceeds $50K/yr based on census data. Also known as "Census Income" data set.</text:p>
      <text:p text:style-name="P1"/>
      <text:p text:style-name="P1">Your work should be reported and presented.</text:p>
      <text:p text:style-name="P1"/>
      <text:p text:style-name="P1">These phases are expected.</text:p>
      <text:p text:style-name="P1"/>
      <text:p text:style-name="P1">1. EDA (Exploratory Data Analysis)</text:p>
      <text:p text:style-name="P1">2. Feature Engineering</text:p>
      <text:p text:style-name="P1">3. Model training</text:p>
      <text:p text:style-name="P1">4. Model ensemble</text:p>
      <text:p text:style-name="P1">5. Model evaluation</text:p>
      <text:p text:style-name="P1"/>
      <text:p text:style-name="P1">You can choose the <text:span text:style-name="T2">models, </text:span>evaluation metrics and strategies. You should defend your choice of your metric and the evaluation strategy explaining why it is more suitab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densed" svg:font-family="Condensed"/>
    <style:font-face style:name="Lohit Devanagari1" svg:font-family="'Lohit Devanagari'"/>
    <style:font-face style:name="Liberation Mono" svg:font-family="'Liberation Mono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3:07:30.020208123</meta:creation-date>
    <dc:date>2023-05-08T13:19:44.702094272</dc:date>
    <meta:editing-duration>PT2M2S</meta:editing-duration>
    <meta:editing-cycles>1</meta:editing-cycles>
    <meta:document-statistic meta:table-count="0" meta:image-count="0" meta:object-count="0" meta:page-count="1" meta:paragraph-count="18" meta:word-count="115" meta:character-count="757" meta:non-whitespace-character-count="659"/>
    <meta:generator>LibreOffice/6.4.7.2$Linux_X86_64 LibreOffice_project/40$Build-2</meta:generator>
  </office:meta>
</office:document-meta>
</file>